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kbmemfree</text:p>
          </table:table-cell>
          <table:table-cell office:value-type="string" calcext:value-type="string">
            <text:p>kbmemused</text:p>
          </table:table-cell>
          <table:table-cell office:value-type="string" calcext:value-type="string">
            <text:p>%memused</text:p>
          </table:table-cell>
          <table:table-cell office:value-type="string" calcext:value-type="string">
            <text:p>kbbuffers</text:p>
          </table:table-cell>
          <table:table-cell office:value-type="string" calcext:value-type="string">
            <text:p>kbcached</text:p>
          </table:table-cell>
          <table:table-cell office:value-type="string" calcext:value-type="string">
            <text:p>kbcommit</text:p>
          </table:table-cell>
          <table:table-cell office:value-type="string" calcext:value-type="string">
            <text:p>%commit</text:p>
          </table:table-cell>
          <table:table-cell office:value-type="string" calcext:value-type="string">
            <text:p>kbactive</text:p>
          </table:table-cell>
          <table:table-cell office:value-type="string" calcext:value-type="string">
            <text:p>kbinact</text:p>
          </table:table-cell>
          <table:table-cell office:value-type="string" calcext:value-type="string">
            <text:p>kbdirty</text:p>
          </table:table-cell>
        </table:table-row>
        <table:table-row table:style-name="ro1">
          <table:table-cell office:value-type="time" office:time-value="PT09H30M01S" calcext:value-type="time">
            <text:p>09:30:01</text:p>
          </table:table-cell>
          <table:table-cell office:value-type="float" office:value="292768" calcext:value-type="float">
            <text:p>292768</text:p>
          </table:table-cell>
          <table:table-cell office:value-type="float" office:value="3587952" calcext:value-type="float">
            <text:p>3587952</text:p>
          </table:table-cell>
          <table:table-cell office:value-type="float" office:value="92.46" calcext:value-type="float">
            <text:p>92.46</text:p>
          </table:table-cell>
          <table:table-cell office:value-type="float" office:value="3176" calcext:value-type="float">
            <text:p>3176</text:p>
          </table:table-cell>
          <table:table-cell office:value-type="float" office:value="1172612" calcext:value-type="float">
            <text:p>1172612</text:p>
          </table:table-cell>
          <table:table-cell office:value-type="float" office:value="6598000" calcext:value-type="float">
            <text:p>6598000</text:p>
          </table:table-cell>
          <table:table-cell office:value-type="float" office:value="91.19" calcext:value-type="float">
            <text:p>91.19</text:p>
          </table:table-cell>
          <table:table-cell office:value-type="float" office:value="2233340" calcext:value-type="float">
            <text:p>2233340</text:p>
          </table:table-cell>
          <table:table-cell office:value-type="float" office:value="911768" calcext:value-type="float">
            <text:p>91176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time" office:time-value="PT09H40M01S" calcext:value-type="time">
            <text:p>09:40:01</text:p>
          </table:table-cell>
          <table:table-cell office:value-type="float" office:value="173176" calcext:value-type="float">
            <text:p>173176</text:p>
          </table:table-cell>
          <table:table-cell office:value-type="float" office:value="3707544" calcext:value-type="float">
            <text:p>3707544</text:p>
          </table:table-cell>
          <table:table-cell office:value-type="float" office:value="95.54" calcext:value-type="float">
            <text:p>95.54</text:p>
          </table:table-cell>
          <table:table-cell office:value-type="float" office:value="3176" calcext:value-type="float">
            <text:p>3176</text:p>
          </table:table-cell>
          <table:table-cell office:value-type="float" office:value="1198464" calcext:value-type="float">
            <text:p>1198464</text:p>
          </table:table-cell>
          <table:table-cell office:value-type="float" office:value="6757044" calcext:value-type="float">
            <text:p>6757044</text:p>
          </table:table-cell>
          <table:table-cell office:value-type="float" office:value="93.39" calcext:value-type="float">
            <text:p>93.39</text:p>
          </table:table-cell>
          <table:table-cell office:value-type="float" office:value="2332280" calcext:value-type="float">
            <text:p>2332280</text:p>
          </table:table-cell>
          <table:table-cell office:value-type="float" office:value="931264" calcext:value-type="float">
            <text:p>93126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time" office:time-value="PT09H50M01S" calcext:value-type="time">
            <text:p>09:50:01</text:p>
          </table:table-cell>
          <table:table-cell office:value-type="float" office:value="357284" calcext:value-type="float">
            <text:p>357284</text:p>
          </table:table-cell>
          <table:table-cell office:value-type="float" office:value="3523436" calcext:value-type="float">
            <text:p>3523436</text:p>
          </table:table-cell>
          <table:table-cell office:value-type="float" office:value="90.79" calcext:value-type="float">
            <text:p>90.79</text:p>
          </table:table-cell>
          <table:table-cell office:value-type="float" office:value="3176" calcext:value-type="float">
            <text:p>3176</text:p>
          </table:table-cell>
          <table:table-cell office:value-type="float" office:value="1117904" calcext:value-type="float">
            <text:p>1117904</text:p>
          </table:table-cell>
          <table:table-cell office:value-type="float" office:value="6467692" calcext:value-type="float">
            <text:p>6467692</text:p>
          </table:table-cell>
          <table:table-cell office:value-type="float" office:value="89.39" calcext:value-type="float">
            <text:p>89.39</text:p>
          </table:table-cell>
          <table:table-cell office:value-type="float" office:value="2164148" calcext:value-type="float">
            <text:p>2164148</text:p>
          </table:table-cell>
          <table:table-cell office:value-type="float" office:value="906332" calcext:value-type="float">
            <text:p>9063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time" office:time-value="PT10H00M01S" calcext:value-type="time">
            <text:p>10:00:01</text:p>
          </table:table-cell>
          <table:table-cell office:value-type="float" office:value="264192" calcext:value-type="float">
            <text:p>264192</text:p>
          </table:table-cell>
          <table:table-cell office:value-type="float" office:value="3616528" calcext:value-type="float">
            <text:p>3616528</text:p>
          </table:table-cell>
          <table:table-cell office:value-type="float" office:value="93.19" calcext:value-type="float">
            <text:p>93.19</text:p>
          </table:table-cell>
          <table:table-cell office:value-type="float" office:value="3176" calcext:value-type="float">
            <text:p>3176</text:p>
          </table:table-cell>
          <table:table-cell office:value-type="float" office:value="1144676" calcext:value-type="float">
            <text:p>1144676</text:p>
          </table:table-cell>
          <table:table-cell office:value-type="float" office:value="6604368" calcext:value-type="float">
            <text:p>6604368</text:p>
          </table:table-cell>
          <table:table-cell office:value-type="float" office:value="91.28" calcext:value-type="float">
            <text:p>91.28</text:p>
          </table:table-cell>
          <table:table-cell office:value-type="float" office:value="2238296" calcext:value-type="float">
            <text:p>2238296</text:p>
          </table:table-cell>
          <table:table-cell office:value-type="float" office:value="912472" calcext:value-type="float">
            <text:p>9124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time" office:time-value="PT10H10M01S" calcext:value-type="time">
            <text:p>10:10:01</text:p>
          </table:table-cell>
          <table:table-cell office:value-type="float" office:value="263228" calcext:value-type="float">
            <text:p>263228</text:p>
          </table:table-cell>
          <table:table-cell office:value-type="float" office:value="3617492" calcext:value-type="float">
            <text:p>3617492</text:p>
          </table:table-cell>
          <table:table-cell office:value-type="float" office:value="93.22" calcext:value-type="float">
            <text:p>93.22</text:p>
          </table:table-cell>
          <table:table-cell office:value-type="float" office:value="3176" calcext:value-type="float">
            <text:p>3176</text:p>
          </table:table-cell>
          <table:table-cell office:value-type="float" office:value="1144928" calcext:value-type="float">
            <text:p>1144928</text:p>
          </table:table-cell>
          <table:table-cell office:value-type="float" office:value="6596528" calcext:value-type="float">
            <text:p>6596528</text:p>
          </table:table-cell>
          <table:table-cell office:value-type="float" office:value="91.17" calcext:value-type="float">
            <text:p>91.17</text:p>
          </table:table-cell>
          <table:table-cell office:value-type="float" office:value="2238644" calcext:value-type="float">
            <text:p>2238644</text:p>
          </table:table-cell>
          <table:table-cell office:value-type="float" office:value="912636" calcext:value-type="float">
            <text:p>9126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time" office:time-value="PT10H20M01S" calcext:value-type="time">
            <text:p>10:20:01</text:p>
          </table:table-cell>
          <table:table-cell office:value-type="float" office:value="538664" calcext:value-type="float">
            <text:p>538664</text:p>
          </table:table-cell>
          <table:table-cell office:value-type="float" office:value="3342056" calcext:value-type="float">
            <text:p>3342056</text:p>
          </table:table-cell>
          <table:table-cell office:value-type="float" office:value="86.12" calcext:value-type="float">
            <text:p>86.12</text:p>
          </table:table-cell>
          <table:table-cell office:value-type="float" office:value="3176" calcext:value-type="float">
            <text:p>3176</text:p>
          </table:table-cell>
          <table:table-cell office:value-type="float" office:value="1149456" calcext:value-type="float">
            <text:p>1149456</text:p>
          </table:table-cell>
          <table:table-cell office:value-type="float" office:value="6154888" calcext:value-type="float">
            <text:p>6154888</text:p>
          </table:table-cell>
          <table:table-cell office:value-type="float" office:value="85.07" calcext:value-type="float">
            <text:p>85.07</text:p>
          </table:table-cell>
          <table:table-cell office:value-type="float" office:value="1973792" calcext:value-type="float">
            <text:p>1973792</text:p>
          </table:table-cell>
          <table:table-cell office:value-type="float" office:value="902260" calcext:value-type="float">
            <text:p>9022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time" office:time-value="PT10H30M01S" calcext:value-type="time">
            <text:p>10:30:01</text:p>
          </table:table-cell>
          <table:table-cell office:value-type="float" office:value="193060" calcext:value-type="float">
            <text:p>193060</text:p>
          </table:table-cell>
          <table:table-cell office:value-type="float" office:value="3687660" calcext:value-type="float">
            <text:p>3687660</text:p>
          </table:table-cell>
          <table:table-cell office:value-type="float" office:value="95.03" calcext:value-type="float">
            <text:p>95.03</text:p>
          </table:table-cell>
          <table:table-cell office:value-type="float" office:value="3176" calcext:value-type="float">
            <text:p>3176</text:p>
          </table:table-cell>
          <table:table-cell office:value-type="float" office:value="1207208" calcext:value-type="float">
            <text:p>1207208</text:p>
          </table:table-cell>
          <table:table-cell office:value-type="float" office:value="6614896" calcext:value-type="float">
            <text:p>6614896</text:p>
          </table:table-cell>
          <table:table-cell office:value-type="float" office:value="91.42" calcext:value-type="float">
            <text:p>91.42</text:p>
          </table:table-cell>
          <table:table-cell office:value-type="float" office:value="2286544" calcext:value-type="float">
            <text:p>2286544</text:p>
          </table:table-cell>
          <table:table-cell office:value-type="float" office:value="925744" calcext:value-type="float">
            <text:p>9257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time" office:time-value="PT10H40M01S" calcext:value-type="time">
            <text:p>10:40:01</text:p>
          </table:table-cell>
          <table:table-cell office:value-type="float" office:value="274352" calcext:value-type="float">
            <text:p>274352</text:p>
          </table:table-cell>
          <table:table-cell office:value-type="float" office:value="3606368" calcext:value-type="float">
            <text:p>3606368</text:p>
          </table:table-cell>
          <table:table-cell office:value-type="float" office:value="92.93" calcext:value-type="float">
            <text:p>92.93</text:p>
          </table:table-cell>
          <table:table-cell office:value-type="float" office:value="108" calcext:value-type="float">
            <text:p>108</text:p>
          </table:table-cell>
          <table:table-cell office:value-type="float" office:value="704260" calcext:value-type="float">
            <text:p>704260</text:p>
          </table:table-cell>
          <table:table-cell office:value-type="float" office:value="9157884" calcext:value-type="float">
            <text:p>9157884</text:p>
          </table:table-cell>
          <table:table-cell office:value-type="float" office:value="126.57" calcext:value-type="float">
            <text:p>126.57</text:p>
          </table:table-cell>
          <table:table-cell office:value-type="float" office:value="2254716" calcext:value-type="float">
            <text:p>2254716</text:p>
          </table:table-cell>
          <table:table-cell office:value-type="float" office:value="906072" calcext:value-type="float">
            <text:p>90607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time" office:time-value="PT10H50M01S" calcext:value-type="time">
            <text:p>10:50:01</text:p>
          </table:table-cell>
          <table:table-cell office:value-type="float" office:value="592080" calcext:value-type="float">
            <text:p>592080</text:p>
          </table:table-cell>
          <table:table-cell office:value-type="float" office:value="3288640" calcext:value-type="float">
            <text:p>3288640</text:p>
          </table:table-cell>
          <table:table-cell office:value-type="float" office:value="84.74" calcext:value-type="float">
            <text:p>84.74</text:p>
          </table:table-cell>
          <table:table-cell office:value-type="float" office:value="52" calcext:value-type="float">
            <text:p>52</text:p>
          </table:table-cell>
          <table:table-cell office:value-type="float" office:value="480536" calcext:value-type="float">
            <text:p>480536</text:p>
          </table:table-cell>
          <table:table-cell office:value-type="float" office:value="6791696" calcext:value-type="float">
            <text:p>6791696</text:p>
          </table:table-cell>
          <table:table-cell office:value-type="float" office:value="93.87" calcext:value-type="float">
            <text:p>93.87</text:p>
          </table:table-cell>
          <table:table-cell office:value-type="float" office:value="1668292" calcext:value-type="float">
            <text:p>1668292</text:p>
          </table:table-cell>
          <table:table-cell office:value-type="float" office:value="895772" calcext:value-type="float">
            <text:p>89577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time" office:time-value="PT11H00M01S" calcext:value-type="time">
            <text:p>11:00:01</text:p>
          </table:table-cell>
          <table:table-cell office:value-type="float" office:value="410452" calcext:value-type="float">
            <text:p>410452</text:p>
          </table:table-cell>
          <table:table-cell office:value-type="float" office:value="3470268" calcext:value-type="float">
            <text:p>3470268</text:p>
          </table:table-cell>
          <table:table-cell office:value-type="float" office:value="89.42" calcext:value-type="float">
            <text:p>89.42</text:p>
          </table:table-cell>
          <table:table-cell office:value-type="float" office:value="52" calcext:value-type="float">
            <text:p>52</text:p>
          </table:table-cell>
          <table:table-cell office:value-type="float" office:value="661224" calcext:value-type="float">
            <text:p>661224</text:p>
          </table:table-cell>
          <table:table-cell office:value-type="float" office:value="6782000" calcext:value-type="float">
            <text:p>6782000</text:p>
          </table:table-cell>
          <table:table-cell office:value-type="float" office:value="93.73" calcext:value-type="float">
            <text:p>93.73</text:p>
          </table:table-cell>
          <table:table-cell office:value-type="float" office:value="1706552" calcext:value-type="float">
            <text:p>1706552</text:p>
          </table:table-cell>
          <table:table-cell office:value-type="float" office:value="1025172" calcext:value-type="float">
            <text:p>1025172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time" office:time-value="PT11H10M01S" calcext:value-type="time">
            <text:p>11:10:01</text:p>
          </table:table-cell>
          <table:table-cell office:value-type="float" office:value="478772" calcext:value-type="float">
            <text:p>478772</text:p>
          </table:table-cell>
          <table:table-cell office:value-type="float" office:value="3401948" calcext:value-type="float">
            <text:p>3401948</text:p>
          </table:table-cell>
          <table:table-cell office:value-type="float" office:value="87.66" calcext:value-type="float">
            <text:p>87.66</text:p>
          </table:table-cell>
          <table:table-cell office:value-type="float" office:value="28" calcext:value-type="float">
            <text:p>28</text:p>
          </table:table-cell>
          <table:table-cell office:value-type="float" office:value="474992" calcext:value-type="float">
            <text:p>474992</text:p>
          </table:table-cell>
          <table:table-cell office:value-type="float" office:value="9560496" calcext:value-type="float">
            <text:p>9560496</text:p>
          </table:table-cell>
          <table:table-cell office:value-type="float" office:value="132.14" calcext:value-type="float">
            <text:p>132.14</text:p>
          </table:table-cell>
          <table:table-cell office:value-type="float" office:value="1683808" calcext:value-type="float">
            <text:p>1683808</text:p>
          </table:table-cell>
          <table:table-cell office:value-type="float" office:value="1225840" calcext:value-type="float">
            <text:p>1225840</text:p>
          </table:table-cell>
          <table:table-cell office:value-type="float" office:value="14364" calcext:value-type="float">
            <text:p>14364</text:p>
          </table:table-cell>
        </table:table-row>
        <table:table-row table:style-name="ro1">
          <table:table-cell office:value-type="time" office:time-value="PT11H20M01S" calcext:value-type="time">
            <text:p>11:20:01</text:p>
          </table:table-cell>
          <table:table-cell office:value-type="float" office:value="442296" calcext:value-type="float">
            <text:p>442296</text:p>
          </table:table-cell>
          <table:table-cell office:value-type="float" office:value="3438424" calcext:value-type="float">
            <text:p>3438424</text:p>
          </table:table-cell>
          <table:table-cell office:value-type="float" office:value="88.6" calcext:value-type="float">
            <text:p>88.6</text:p>
          </table:table-cell>
          <table:table-cell office:value-type="float" office:value="28" calcext:value-type="float">
            <text:p>28</text:p>
          </table:table-cell>
          <table:table-cell office:value-type="float" office:value="719364" calcext:value-type="float">
            <text:p>719364</text:p>
          </table:table-cell>
          <table:table-cell office:value-type="float" office:value="9350956" calcext:value-type="float">
            <text:p>9350956</text:p>
          </table:table-cell>
          <table:table-cell office:value-type="float" office:value="129.24" calcext:value-type="float">
            <text:p>129.24</text:p>
          </table:table-cell>
          <table:table-cell office:value-type="float" office:value="1596208" calcext:value-type="float">
            <text:p>1596208</text:p>
          </table:table-cell>
          <table:table-cell office:value-type="float" office:value="1381604" calcext:value-type="float">
            <text:p>1381604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time" office:time-value="PT11H30M01S" calcext:value-type="time">
            <text:p>11:30:01</text:p>
          </table:table-cell>
          <table:table-cell office:value-type="float" office:value="235624" calcext:value-type="float">
            <text:p>235624</text:p>
          </table:table-cell>
          <table:table-cell office:value-type="float" office:value="3645096" calcext:value-type="float">
            <text:p>3645096</text:p>
          </table:table-cell>
          <table:table-cell office:value-type="float" office:value="93.93" calcext:value-type="float">
            <text:p>93.93</text:p>
          </table:table-cell>
          <table:table-cell office:value-type="float" office:value="28" calcext:value-type="float">
            <text:p>28</text:p>
          </table:table-cell>
          <table:table-cell office:value-type="float" office:value="857608" calcext:value-type="float">
            <text:p>857608</text:p>
          </table:table-cell>
          <table:table-cell office:value-type="float" office:value="9788324" calcext:value-type="float">
            <text:p>9788324</text:p>
          </table:table-cell>
          <table:table-cell office:value-type="float" office:value="135.28" calcext:value-type="float">
            <text:p>135.28</text:p>
          </table:table-cell>
          <table:table-cell office:value-type="float" office:value="1699268" calcext:value-type="float">
            <text:p>1699268</text:p>
          </table:table-cell>
          <table:table-cell office:value-type="float" office:value="1476268" calcext:value-type="float">
            <text:p>147626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time" office:time-value="PT11H40M01S" calcext:value-type="time">
            <text:p>11:40:01</text:p>
          </table:table-cell>
          <table:table-cell office:value-type="float" office:value="241084" calcext:value-type="float">
            <text:p>241084</text:p>
          </table:table-cell>
          <table:table-cell office:value-type="float" office:value="3639636" calcext:value-type="float">
            <text:p>3639636</text:p>
          </table:table-cell>
          <table:table-cell office:value-type="float" office:value="93.79" calcext:value-type="float">
            <text:p>93.79</text:p>
          </table:table-cell>
          <table:table-cell office:value-type="float" office:value="28" calcext:value-type="float">
            <text:p>28</text:p>
          </table:table-cell>
          <table:table-cell office:value-type="float" office:value="868844" calcext:value-type="float">
            <text:p>868844</text:p>
          </table:table-cell>
          <table:table-cell office:value-type="float" office:value="9864380" calcext:value-type="float">
            <text:p>9864380</text:p>
          </table:table-cell>
          <table:table-cell office:value-type="float" office:value="136.34" calcext:value-type="float">
            <text:p>136.34</text:p>
          </table:table-cell>
          <table:table-cell office:value-type="float" office:value="1682524" calcext:value-type="float">
            <text:p>1682524</text:p>
          </table:table-cell>
          <table:table-cell office:value-type="float" office:value="1487892" calcext:value-type="float">
            <text:p>1487892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time" office:time-value="PT11H50M01S" calcext:value-type="time">
            <text:p>11:50:01</text:p>
          </table:table-cell>
          <table:table-cell office:value-type="float" office:value="136080" calcext:value-type="float">
            <text:p>136080</text:p>
          </table:table-cell>
          <table:table-cell office:value-type="float" office:value="3744640" calcext:value-type="float">
            <text:p>3744640</text:p>
          </table:table-cell>
          <table:table-cell office:value-type="float" office:value="96.49" calcext:value-type="float">
            <text:p>96.49</text:p>
          </table:table-cell>
          <table:table-cell office:value-type="float" office:value="28" calcext:value-type="float">
            <text:p>28</text:p>
          </table:table-cell>
          <table:table-cell office:value-type="float" office:value="911120" calcext:value-type="float">
            <text:p>911120</text:p>
          </table:table-cell>
          <table:table-cell office:value-type="float" office:value="9533516" calcext:value-type="float">
            <text:p>9533516</text:p>
          </table:table-cell>
          <table:table-cell office:value-type="float" office:value="131.76" calcext:value-type="float">
            <text:p>131.76</text:p>
          </table:table-cell>
          <table:table-cell office:value-type="float" office:value="1773032" calcext:value-type="float">
            <text:p>1773032</text:p>
          </table:table-cell>
          <table:table-cell office:value-type="float" office:value="1507604" calcext:value-type="float">
            <text:p>150760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time" office:time-value="PT12H00M01S" calcext:value-type="time">
            <text:p>12:00:01</text:p>
          </table:table-cell>
          <table:table-cell office:value-type="float" office:value="260792" calcext:value-type="float">
            <text:p>260792</text:p>
          </table:table-cell>
          <table:table-cell office:value-type="float" office:value="3619928" calcext:value-type="float">
            <text:p>3619928</text:p>
          </table:table-cell>
          <table:table-cell office:value-type="float" office:value="93.28" calcext:value-type="float">
            <text:p>93.28</text:p>
          </table:table-cell>
          <table:table-cell office:value-type="float" office:value="28" calcext:value-type="float">
            <text:p>28</text:p>
          </table:table-cell>
          <table:table-cell office:value-type="float" office:value="572616" calcext:value-type="float">
            <text:p>572616</text:p>
          </table:table-cell>
          <table:table-cell office:value-type="float" office:value="10637356" calcext:value-type="float">
            <text:p>10637356</text:p>
          </table:table-cell>
          <table:table-cell office:value-type="float" office:value="147.02" calcext:value-type="float">
            <text:p>147.02</text:p>
          </table:table-cell>
          <table:table-cell office:value-type="float" office:value="1946236" calcext:value-type="float">
            <text:p>1946236</text:p>
          </table:table-cell>
          <table:table-cell office:value-type="float" office:value="1268268" calcext:value-type="float">
            <text:p>1268268</text:p>
          </table:table-cell>
          <table:table-cell office:value-type="float" office:value="13576" calcext:value-type="float">
            <text:p>135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Deacon</meta:initial-creator>
    <meta:creation-date>2018-09-10T12:02:57.917460076</meta:creation-date>
    <dc:date>2018-09-10T12:03:39.804324987</dc:date>
    <dc:creator>Adam Deacon</dc:creator>
    <meta:editing-duration>PT43S</meta:editing-duration>
    <meta:editing-cycles>1</meta:editing-cycles>
    <meta:document-statistic meta:table-count="1" meta:cell-count="187" meta:object-count="0"/>
    <meta:generator>LibreOffice/5.3.6.1$Linux_X86_64 LibreOffice_project/30$Build-1</meta:generator>
  </office:meta>
</office:document-meta>
</file>